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1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2" style:font-name-complex="Ubuntu2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2" style:font-weight-asian="bold" style:font-name-complex="Ubuntu2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2" style:font-style-asian="italic" style:font-name-complex="Ubuntu2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italic" officeooo:rsid="00130767" officeooo:paragraph-rsid="00130767" style:font-name-asian="Ubuntu2" style:font-style-asian="italic" style:font-name-complex="Ubuntu2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normal" officeooo:rsid="0013a298" officeooo:paragraph-rsid="0013a298" style:font-name-asian="Ubuntu2" style:font-style-asian="normal" style:font-name-complex="Ubuntu2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13a298" officeooo:paragraph-rsid="0013a298" style:font-name-asian="Ubuntu2" style:font-style-asian="normal" style:font-weight-asian="bold" style:font-name-complex="Ubuntu2" style:font-style-complex="normal" style:font-weight-complex="bold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officeooo:rsid="00182172" officeooo:paragraph-rsid="00182172" style:font-name-asian="Ubuntu2" style:font-name-complex="Ubuntu2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italic" officeooo:rsid="001368e4" officeooo:paragraph-rsid="001368e4" style:font-name-asian="Ubuntu2" style:font-style-asian="italic" style:font-name-complex="Ubuntu2"/>
    </style:style>
    <style:style style:name="P11" style:family="paragraph" style:parent-style-name="Standard">
      <style:paragraph-properties fo:margin-top="0in" fo:margin-bottom="0in" loext:contextual-spacing="false"/>
      <style:text-properties style:font-name="Ubuntu" fo:font-style="italic" officeooo:rsid="00182172" officeooo:paragraph-rsid="00182172" style:font-name-asian="Ubuntu2" style:font-style-asian="italic" style:font-name-complex="Ubuntu2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82172" officeooo:paragraph-rsid="00182172" style:font-name-asian="Ubuntu2" style:font-name-complex="Ubuntu2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182172" officeooo:paragraph-rsid="00182172" style:font-name-asian="Ubuntu2" style:font-name-complex="Ubuntu2"/>
    </style:style>
    <style:style style:name="P1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82172" officeooo:paragraph-rsid="00182172" style:font-name-asian="Ubuntu2" style:font-name-complex="Ubuntu2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style:text-underline-style="none" officeooo:rsid="00182172" officeooo:paragraph-rsid="00182172" style:font-name-asian="Ubuntu2" style:font-name-complex="Ubuntu2"/>
    </style:style>
    <style:style style:name="P16" style:family="paragraph" style:parent-style-name="Text_20_body" style:list-style-name="L3">
      <style:text-properties fo:font-size="11pt" style:font-size-asian="11pt" style:font-size-complex="11pt"/>
    </style:style>
    <style:style style:name="P17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182172" officeooo:paragraph-rsid="00182172" style:text-blinking="false" fo:background-color="#ffffff" style:font-name-asian="Ubuntu2" style:font-size-asian="11pt" style:font-style-asian="normal" style:font-name-complex="Ubuntu2" style:font-size-complex="11pt" style:font-style-complex="normal"/>
    </style:style>
    <style:style style:name="P18" style:family="paragraph" style:parent-style-name="Text_20_body" style:list-style-name="L5">
      <style:paragraph-properties fo:margin-top="0in" fo:margin-bottom="0in" loext:contextual-spacing="false"/>
      <style:text-properties fo:font-size="11pt" officeooo:paragraph-rsid="0013a298" style:font-size-asian="11pt" style:font-size-complex="11pt"/>
    </style:style>
    <style:style style:name="P19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1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paragraph-rsid="00182172" style:text-blinking="false" fo:background-color="transparent" style:font-size-asian="11pt" style:font-size-complex="11pt"/>
    </style:style>
    <style:style style:name="P21" style:family="paragraph" style:parent-style-name="Text_20_body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paragraph-rsid="00182172" style:text-blinking="false" fo:background-color="transparent" style:font-size-asian="11pt" style:font-size-complex="11pt"/>
    </style:style>
    <style:style style:name="P22" style:family="paragraph" style:parent-style-name="Text_20_body" style:list-style-name="L2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 style:list-style-name="L4">
      <style:paragraph-properties fo:margin-top="0in" fo:margin-bottom="0.1665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 style:list-style-name="L2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25" style:family="paragraph" style:parent-style-name="Text_20_body" style:list-style-name="L4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fo:color="#cd003a" style:font-name="Ubuntu" fo:font-size="14pt" fo:font-weight="bold" style:font-name-asian="Ubuntu2" style:font-size-asian="14pt" style:font-weight-asian="bold" style:font-name-complex="Ubuntu2" style:font-size-complex="14pt"/>
    </style:style>
    <style:style style:name="T2" style:family="text">
      <style:text-properties fo:color="#cd003a" style:font-name="Ubuntu" fo:font-size="14pt" fo:font-weight="bold" officeooo:rsid="00130767" style:font-name-asian="Ubuntu2" style:font-size-asian="14pt" style:font-weight-asian="bold" style:font-name-complex="Ubuntu2" style:font-size-complex="14pt"/>
    </style:style>
    <style:style style:name="T3" style:family="text">
      <style:text-properties fo:color="#cd003a" style:font-name="Ubuntu" fo:font-size="14pt" fo:font-weight="bold" officeooo:rsid="00182172" style:font-name-asian="Ubuntu2" style:font-size-asian="14pt" style:font-weight-asian="bold" style:font-name-complex="Ubuntu2" style:font-size-complex="14pt"/>
    </style:style>
    <style:style style:name="T4" style:family="text">
      <style:text-properties fo:color="#cd003a" style:font-name="Ubuntu" fo:font-size="14pt" fo:font-style="italic" fo:font-weight="bold" officeooo:rsid="00182172" style:font-name-asian="Ubuntu2" style:font-size-asian="14pt" style:font-style-asian="italic" style:font-weight-asian="bold" style:font-name-complex="Ubuntu2" style:font-size-complex="14pt"/>
    </style:style>
    <style:style style:name="T5" style:family="text">
      <style:text-properties fo:color="#cd003a" style:font-name="Ubuntu" fo:font-weight="bold" style:font-name-asian="Ubuntu2" style:font-weight-asian="bold" style:font-name-complex="Ubuntu2"/>
    </style:style>
    <style:style style:name="T6" style:family="text">
      <style:text-properties fo:color="#cd003a" style:font-name="Ubuntu" fo:font-weight="bold" officeooo:rsid="00130767" style:font-name-asian="Ubuntu2" style:font-weight-asian="bold" style:font-name-complex="Ubuntu2"/>
    </style:style>
    <style:style style:name="T7" style:family="text">
      <style:text-properties fo:color="#cd003a" style:font-name="Ubuntu" fo:font-weight="bold" fo:background-color="#ffff00" loext:char-shading-value="0" style:font-name-asian="Ubuntu2" style:font-weight-asian="bold" style:font-name-complex="Ubuntu2"/>
    </style:style>
    <style:style style:name="T8" style:family="text">
      <style:text-properties style:font-name="Ubuntu" style:font-name-asian="Ubuntu2" style:font-name-complex="Ubuntu2"/>
    </style:style>
    <style:style style:name="T9" style:family="text">
      <style:text-properties style:font-name="Ubuntu" fo:font-style="italic" style:font-name-asian="Ubuntu2" style:font-style-asian="italic" style:font-name-complex="Ubuntu2"/>
    </style:style>
    <style:style style:name="T10" style:family="text">
      <style:text-properties style:font-name="Ubuntu" fo:font-style="italic" fo:background-color="#ffff00" loext:char-shading-value="0" style:font-name-asian="Ubuntu2" style:font-style-asian="italic" style:font-name-complex="Ubuntu2"/>
    </style:style>
    <style:style style:name="T11" style:family="text">
      <style:text-properties style:font-name="Ubuntu" fo:font-style="normal" officeooo:rsid="00130767" style:font-name-asian="Ubuntu2" style:font-style-asian="normal" style:font-name-complex="Ubuntu2" style:font-style-complex="normal"/>
    </style:style>
    <style:style style:name="T12" style:family="text">
      <style:text-properties style:font-name="Ubuntu" fo:background-color="#ffff00" loext:char-shading-value="0" style:font-name-asian="Ubuntu2" style:font-name-complex="Ubuntu2"/>
    </style:style>
    <style:style style:name="T13" style:family="text">
      <style:text-properties officeooo:rsid="00182172"/>
    </style:style>
    <style:style style:name="T14" style:family="text">
      <style:text-properties fo:font-variant="normal" fo:text-transform="none" fo:color="#333333" style:text-line-through-style="none" style:text-line-through-type="none" style:font-name="Ubuntu1" fo:font-size="12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333333" style:text-line-through-style="none" style:text-line-through-type="none" style:font-name="Ubuntu1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333333" style:text-line-through-style="none" style:text-line-through-type="none" style:font-name="Ubuntu1" fo:font-style="normal" style:text-underline-style="none" fo:font-weight="normal" officeooo:rsid="0013a298" style:text-blinking="false" fo:background-color="transparent" loext:char-shading-value="0" style:font-name-asian="Ubuntu2" style:font-style-asian="normal" style:font-name-complex="Ubuntu2" style:font-style-complex="normal"/>
    </style:style>
    <style:style style:name="T17" style:family="text">
      <style:text-properties fo:font-variant="normal" fo:text-transform="none" fo:color="#333333" style:text-line-through-style="none" style:text-line-through-type="none" style:font-name="Ubuntu1" fo:font-size="14pt" fo:font-style="normal" style:text-underline-style="none" fo:font-weight="normal" officeooo:rsid="0013a298" style:text-blinking="false" fo:background-color="transparent" loext:char-shading-value="0" style:font-name-asian="Ubuntu2" style:font-style-asian="normal" style:font-name-complex="Ubuntu2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Exo</text:span><text:span text:style-name="T1">#</text:span><text:span text:style-name="T3">5</text:span><text:span text:style-name="T1"> </text:span><text:span text:style-name="T4">Labyrinthe</text:span></text:p>
      <text:p text:style-name="P2"/>
      <text:p text:style-name="P3">Objectifs</text:p>
      <text:list xml:id="list7075593591599531027" text:style-name="WWNum1">
        <text:list-item>
          <text:p text:style-name="P12">Créer un premier jeu avec Scratch</text:p>
        </text:list-item>
        <text:list-item>
          <text:p text:style-name="P12">Découvrir les bases de la programmation</text:p>
        </text:list-item>
      </text:list>
      <text:p text:style-name="P2"/>
      <text:p text:style-name="P3">Contexte</text:p>
      <text:p text:style-name="P9">Le code peut s’apprendre très jeune, notamment via Hour of Code. </text:p>
      <text:p text:style-name="P9">On trouve donc plein d’outils bien conçus pour découvrir les bases de la programmation, à commencer par Scratch. </text:p>
      <text:p text:style-name="P2"/>
      <text:p text:style-name="P3">Intention</text:p>
      <text:p text:style-name="P9">Entrer dans le vif du sujet avec la programmation.</text:p>
      <text:p text:style-name="P2"/>
      <text:p text:style-name="P3">Compétence.s concernée.s</text:p>
      <text:list xml:id="list7321900055527463304" text:style-name="WWNum4">
        <text:list-item>
          <text:p text:style-name="P13">Pas de compétence directement concernée.</text:p>
        </text:list-item>
      </text:list>
      <text:p text:style-name="P2"/>
      <text:p text:style-name="P3">Critères de réussite</text:p>
      <text:list xml:id="list9204190822636622437" text:style-name="WWNum3">
        <text:list-item>
          <text:p text:style-name="P14">Réussir à produire un jeu fonctionnel.</text:p>
        </text:list-item>
        <text:list-item>
          <text:p text:style-name="P14">Le jeu est accessible pour tous.</text:p>
        </text:list-item>
      </text:list>
      <text:p text:style-name="P2"/>
      <text:p text:style-name="P3">Livrable.s</text:p>
      <text:list xml:id="list5374572126343340637" text:style-name="WWNum2">
        <text:list-item>
          <text:p text:style-name="P15">Un lien direct vers le jeu en ligne.</text:p>
        </text:list-item>
      </text:list>
      <text:p text:style-name="P2"/>
      <text:p text:style-name="P1"><text:span text:style-name="T5">DeadLine </text:span><text:span text:style-name="T7">01.01</text:span><text:span text:style-name="T5">.201</text:span><text:span text:style-name="T6">8</text:span><text:span text:style-name="T5"> </text:span><text:span text:style-name="T6">à 23h59</text:span></text:p>
      <text:p text:style-name="P4"/>
      <text:p text:style-name="P1"><text:span text:style-name="T8">A envoyer par mail :</text:span><text:span text:style-name="T9"> </text:span><text:span text:style-name="T11">ldevernay</text:span><text:span text:style-name="T8">@simplon.co et </text:span><text:span text:style-name="T10">blabla</text:span><text:span text:style-name="T12">@simplon.co</text:span></text:p>
      <text:p text:style-name="P2"/>
      <text:p text:style-name="P2"/>
      <text:p text:style-name="P2">Travail individuel</text:p>
      <text:p text:style-name="P2"/>
      <text:p text:style-name="P3">Réalisation attendues</text:p>
      <text:p text:style-name="P17"><text:bookmark text:name="docs-internal-guid-0508a8fe-d57e-0194-59e3-9ca3d2b54739"/>Réaliser un jeu de labyrinthe. Le joueur se déplace dans un labyrinthe et doit atteindre l'arrivée le plus vite possible.</text:p>
      <text:p text:style-name="P17"/>
      <text:p text:style-name="P17">Le personnage</text:p>
      <text:list xml:id="list2321599619651377959" text:style-name="L3">
        <text:list-item>
          <text:p text:style-name="P16"><text:bookmark text:name="docs-internal-guid-9c0c76d5-d57e-4141-4140-5c1f77b31a71"/><text:span text:style-name="T15">Ajouter un personnage dans une scène et le faire avancer, monter et descendre</text:span></text:p>
        </text:list-item>
      </text:list>
      <text:list xml:id="list5388738771040027674" text:style-name="L1">
        <text:list-item>
          <text:p text:style-name="P20">Le personnage doit se déplacer en continu, et ne plus s'arrêter. Si possible, le faire rebondir sur les bords </text:p>
        </text:list-item>
      </text:list>
      <text:p text:style-name="P21">Le labyrinthe</text:p>
      <text:list xml:id="list5976445784047338107" text:style-name="L2">
        <text:list-item>
          <text:p text:style-name="P24">Créer le labyrinthe avec une couleur de fond (creuser le passage avec la gomme)</text:p>
        </text:list-item>
        <text:list-item>
          <text:p text:style-name="P19">Ajouter le départ et l'arrivée avec des couleurs différentes</text:p>
        </text:list-item>
        <text:list-item>
          <text:p text:style-name="P19">Faire démarrer le personnage au point de départ</text:p>
        </text:list-item>
        <text:list-item>
          <text:p text:style-name="P19"><text:soft-page-break/>Détecter la collision avec un mur.</text:p>
        </text:list-item>
        <text:list-item>
          <text:p text:style-name="P22">Choisir la pénalité lors d'une collision (retour au départ ou simple arrêt du mouvement)</text:p>
        </text:list-item>
        <text:list-item>
          <text:p text:style-name="P24">Détecter l'arrivée et afficher un message de victoire</text:p>
        </text:list-item>
      </text:list>
      <text:p text:style-name="Text_20_body"/>
      <text:p text:style-name="P5"/>
      <text:p text:style-name="P7">Bonus</text:p>
      <text:list xml:id="list5383764503617197306" text:style-name="L5">
        <text:list-item>
          <text:p text:style-name="P18"><text:bookmark text:name="docs-internal-guid-9c0c76f4-d57f-40a1-3aec-4373d08c5eb5"/><text:span text:style-name="T16">Rajouter un monstre à éviter et qui bouge de manière automatique</text:span></text:p>
        </text:list-item>
      </text:list>
      <text:list xml:id="list7630459575429652557" text:style-name="L4">
        <text:list-item>
          <text:p text:style-name="P23">Ajouter des pièces à récolter et un système de points</text:p>
        </text:list-item>
        <text:list-item>
          <text:p text:style-name="P25">Ajouter un chronomètre et un tableau des meilleurs scores</text:p>
        </text:list-item>
      </text:list>
      <text:p text:style-name="P6"/>
      <text:p text:style-name="P2"/>
      <text:p text:style-name="P3">Contraintes</text:p>
      <text:p text:style-name="P10">L<text:span text:style-name="T13">e jeu devra être accessible pour tous. </text:span></text:p>
      <text:p text:style-name="P11">Peu m’importent les éléments graphiques ou sonores du jeu, c’est son fonctionnement qui m’intére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1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2:20:37.226612029</dc:date>
    <meta:editing-duration>PT18M23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287" meta:character-count="1712" meta:non-whitespace-character-count="1476"/>
  </office:meta>
</office:document-meta>
</file>